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="Arrow" draw:marker-start-width="0.178cm" draw:marker-end="Arrow" draw:marker-end-width="0.178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3.789cm" svg:height="5.066cm" draw:transform="rotate (-1.41179683193821) translate (6.26557462589763cm 1.28966147535092cm)" svg:viewBox="0 0 3790 5067" svg:d="m0 5067c644 0 1333-87 1333-87 0 0 600-111 909-227 218-82 634-325 634-325 0 0 369-169 614-463s239-386 270-517 63-457-40-660-420-618-420-618c0 0-321-380-504-548-204-158-508-394-508-394 0 0-542-440-830-590-170-87-507-268-507-268l-450-238-239-132">
          <text:p/>
        </draw:path>
        <draw:line draw:style-name="gr2" draw:text-style-name="P1" draw:layer="layout" svg:x1="1.713cm" svg:y1="3.835cm" svg:x2="5.374cm" svg:y2="3.835cm">
          <text:p/>
        </draw:line>
        <draw:line draw:style-name="gr3" draw:text-style-name="P1" draw:layer="layout" svg:x1="0.708cm" svg:y1="3.836cm" svg:x2="6.656cm" svg:y2="3.836cm">
          <text:p/>
        </draw:line>
        <draw:line draw:style-name="gr4" draw:text-style-name="P1" draw:layer="layout" svg:x1="0.462cm" svg:y1="6.348cm" svg:x2="6.943cm" svg:y2="6.348cm">
          <text:p/>
        </draw:line>
        <draw:frame draw:style-name="gr5" draw:layer="layout" svg:width="0.987cm" svg:height="0.42cm" svg:x="0.385cm" svg:y="0.4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0.718cm" svg:y1="6.614cm" svg:x2="0.718cm" svg:y2="1.015cm">
          <text:p/>
        </draw:line>
        <draw:frame draw:style-name="gr5" draw:layer="layout" svg:width="0.399cm" svg:height="0.389cm" svg:x="6.918cm" svg:y="6.10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462cm" svg:height="0.389cm" svg:x="0.252cm" svg:y="3.63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" draw:text-style-name="P1" draw:layer="layout" svg:x1="1.723cm" svg:y1="3.845cm" svg:x2="1.723cm" svg:y2="6.348cm">
          <text:p/>
        </draw:line>
        <draw:line draw:style-name="gr3" draw:text-style-name="P1" draw:layer="layout" svg:x1="5.374cm" svg:y1="3.825cm" svg:x2="5.374cm" svg:y2="6.348cm">
          <text:p/>
        </draw:line>
        <draw:frame draw:style-name="gr5" draw:layer="layout" svg:width="0.505cm" svg:height="0.445cm" svg:x="1.513cm" svg:y="6.28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0.505cm" svg:height="0.445cm" svg:x="5.155cm" svg:y="6.289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2T09:44:49</meta:creation-date>
    <dc:date>2014-01-12T09:52:11</dc:date>
    <meta:editing-duration>P0D</meta:editing-duration>
    <meta:editing-cycles>1</meta:editing-cycles>
    <meta:document-statistic meta:object-count="12"/>
    <meta:generator>LibreOffice/3.6$Linux_X86_64 LibreOffice_project/360m1$Build-304</meta:generator>
  </office:meta>
</office:document-meta>
</file>

<file path=Object 1/content.xml><?xml version="1.0" encoding="utf-8"?>
<math xmlns="http://www.w3.org/1998/Math/MathML">
  <semantics>
    <mrow>
      <mstyle mathsize="10pt">
        <mrow>
          <mrow>
            <mi>U</mi>
            <mrow>
              <mo stretchy="false">(</mo>
              <mrow>
                <mi>x</mi>
              </mrow>
              <mo stretchy="false">)</mo>
            </mrow>
          </mrow>
        </mrow>
      </mstyle>
    </mrow>
    <annotation encoding="StarMath 5.0">size 10 {U(x)}</annotation>
  </semantics>
</math>
</file>

<file path=Object 2/content.xml><?xml version="1.0" encoding="utf-8"?>
<math xmlns="http://www.w3.org/1998/Math/MathML">
  <semantics>
    <mrow>
      <mstyle mathsize="10pt">
        <mrow>
          <mrow>
            <mi>x</mi>
          </mrow>
        </mrow>
      </mstyle>
    </mrow>
    <annotation encoding="StarMath 5.0">size 10 {x}</annotation>
  </semantics>
</math>
</file>

<file path=Object 3/content.xml><?xml version="1.0" encoding="utf-8"?>
<math xmlns="http://www.w3.org/1998/Math/MathML">
  <semantics>
    <mrow>
      <mstyle mathsize="10pt">
        <mrow>
          <mrow>
            <mi>E</mi>
          </mrow>
        </mrow>
      </mstyle>
    </mrow>
    <annotation encoding="StarMath 5.0">size 10 {E}</annotation>
  </semantics>
</math>
</file>

<file path=Object 4/content.xml><?xml version="1.0" encoding="utf-8"?>
<math xmlns="http://www.w3.org/1998/Math/MathML">
  <semantics>
    <mrow>
      <mstyle mathsize="10pt">
        <mrow>
          <mrow>
            <msub>
              <mi>x</mi>
              <mn>1</mn>
            </msub>
          </mrow>
        </mrow>
      </mstyle>
    </mrow>
    <annotation encoding="StarMath 5.0">size 10 {x_1}</annotation>
  </semantics>
</math>
</file>

<file path=Object 5/content.xml><?xml version="1.0" encoding="utf-8"?>
<math xmlns="http://www.w3.org/1998/Math/MathML">
  <semantics>
    <mrow>
      <mstyle mathsize="10pt">
        <mrow>
          <mrow>
            <msub>
              <mi>x</mi>
              <mn>2</mn>
            </msub>
          </mrow>
        </mrow>
      </mstyle>
    </mrow>
    <annotation encoding="StarMath 5.0">size 10 {x_2}</annotation>
  </semantics>
</math>
</file>